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f02a" officeooo:paragraph-rsid="001ef02a"/>
    </style:style>
    <style:style style:name="P2" style:family="paragraph" style:parent-style-name="Standard">
      <style:text-properties officeooo:rsid="00209539" officeooo:paragraph-rsid="00209539"/>
    </style:style>
    <style:style style:name="P3" style:family="paragraph" style:parent-style-name="Footer">
      <style:text-properties officeooo:rsid="00209539" officeooo:paragraph-rsid="002095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NO:- 10] <text:s text:c="2"/>CONSTRUCTOR</text:p>
      <text:p text:style-name="P1">INPUT:-</text:p>
      <text:p text:style-name="P2">//A java program for Parameterized Constructor</text:p>
      <text:p text:style-name="P2">import java.util.*;</text:p>
      <text:p text:style-name="P2">class Circle</text:p>
      <text:p text:style-name="P2">{</text:p>
      <text:p text:style-name="P2"><text:s/>private float r,area;</text:p>
      <text:p text:style-name="P2"><text:s/>Circle(float x)</text:p>
      <text:p text:style-name="P2"><text:s/>{</text:p>
      <text:p text:style-name="P2"><text:s text:c="2"/>r=x;</text:p>
      <text:p text:style-name="P2"><text:s text:c="2"/>}</text:p>
      <text:p text:style-name="P2"><text:s/>void calculate()</text:p>
      <text:p text:style-name="P2"><text:s text:c="2"/>{</text:p>
      <text:p text:style-name="P2"><text:s text:c="3"/>area = 3.14f*r*r;</text:p>
      <text:p text:style-name="P2"><text:s text:c="3"/>}</text:p>
      <text:p text:style-name="P2"><text:s/>void display()</text:p>
      <text:p text:style-name="P2"><text:s text:c="2"/>{</text:p>
      <text:p text:style-name="P2"><text:s text:c="3"/>System.out.println("Area = "+area);</text:p>
      <text:p text:style-name="P2"><text:s text:c="3"/>}</text:p>
      <text:p text:style-name="P2">}</text:p>
      <text:p text:style-name="P2">class Construct</text:p>
      <text:p text:style-name="P2">{</text:p>
      <text:p text:style-name="P2"><text:s/>public static void main(String []args)</text:p>
      <text:p text:style-name="P2"><text:s text:c="2"/>{</text:p>
      <text:p text:style-name="P2"><text:s text:c="3"/>float x;</text:p>
      <text:p text:style-name="P2"><text:s text:c="3"/>Scanner in =new Scanner(System.in);</text:p>
      <text:p text:style-name="P2"><text:s text:c="3"/>System.out.println("Enter the radius:- ");</text:p>
      <text:p text:style-name="P2"><text:s text:c="3"/>x=in.nextFloat();</text:p>
      <text:p text:style-name="P2"><text:s text:c="3"/>Circle c=new Circle(x);</text:p>
      <text:p text:style-name="P2"><text:s text:c="3"/>c.calculate();</text:p>
      <text:p text:style-name="P2"><text:s text:c="3"/>c.display();</text:p>
      <text:p text:style-name="P2"><text:s/>}</text:p>
      <text:p text:style-name="P2">}</text:p>
      <text:p text:style-name="P2"/>
      <text:p text:style-name="P1">OUTPUT:-</text:p>
      <text:p text:style-name="P2">student@DWM19:~$ gedit Construct.java</text:p>
      <text:p text:style-name="P2">student@DWM19:~$ gedit Construct.java</text:p>
      <text:p text:style-name="P2">student@DWM19:~$ javac Construct.java</text:p>
      <text:p text:style-name="P2">student@DWM19:~$ java Construct</text:p>
      <text:p text:style-name="P2">Enter the radius:- </text:p>
      <text:p text:style-name="P2">12</text:p>
      <text:p text:style-name="P2">Area = 452.16</text:p>
      <text:p text:style-name="P2">student@DWM19:~$ </text:p>
      <text:p text:style-name="P2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09539" officeooo:paragraph-rsid="002095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 text:c="8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2:43:08.628355034</meta:creation-date>
    <dc:date>2015-09-01T12:45:16.327094669</dc:date>
    <meta:editing-duration>PT1M10S</meta:editing-duration>
    <meta:editing-cycles>2</meta:editing-cycles>
    <meta:generator>LibreOffice/4.2.3.3$Linux_x86 LibreOffice_project/420m0$Build-3</meta:generator>
    <meta:document-statistic meta:table-count="0" meta:image-count="0" meta:object-count="0" meta:page-count="1" meta:paragraph-count="44" meta:word-count="90" meta:character-count="775" meta:non-whitespace-character-count="627"/>
  </office:meta>
</office:document-meta>
</file>